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1854in"/>
    </style:style>
    <style:style style:name="ro1" style:family="table-row">
      <style:table-row-properties style:row-height="0.7665in" fo:break-before="auto" style:use-optimal-row-height="false"/>
    </style:style>
    <style:style style:name="ro2" style:family="table-row">
      <style:table-row-properties style:row-height="7.92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d7d7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eeeee" fo:border="none"/>
    </style:style>
    <style:style style:name="ce6" style:family="table-cell" style:parent-style-name="Default">
      <style:table-cell-properties fo:background-color="#dee6ef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dee6ef" fo:border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10"/>
          <table:table-cell office:value-type="string" calcext:value-type="string">
            <text:p>NSWE:</text:p>
          </table:table-cell>
        </table:table-row>
        <table:table-row table:style-name="ro1">
          <table:table-cell/>
          <table:table-cell office:value-type="string" calcext:value-type="string">
            <text:p>8-5</text:p>
            <text:p>River</text:p>
          </table:table-cell>
          <table:table-cell table:style-name="ce3" office:value-type="string" calcext:value-type="string">
            <text:p>8-6</text:p>
            <text:p>Farm</text:p>
            <text:p>(Atropos)</text:p>
          </table:table-cell>
          <table:table-cell office:value-type="string" calcext:value-type="string">
            <text:p>8-2</text:p>
            <text:p>Chapel</text:p>
          </table:table-cell>
          <table:table-cell office:value-type="string" calcext:value-type="string">
            <text:p>8-1</text:p>
            <text:p>Graveyard</text:p>
          </table:table-cell>
          <table:table-cell table:style-name="ce3" office:value-type="string" calcext:value-type="string">
            <text:p>3-5</text:p>
            <text:p>Transit</text:p>
            <text:p>Shuttle</text:p>
            <text:p>(Fran)</text:p>
          </table:table-cell>
          <table:table-cell office:value-type="string" calcext:value-type="string">
            <text:p>6-3</text:p>
            <text:p>Surgery</text:p>
            <text:p>Room</text:p>
          </table:table-cell>
          <table:table-cell office:value-type="string" calcext:value-type="string">
            <text:p>6-4</text:p>
            <text:p>Morgue</text:p>
          </table:table-cell>
          <table:table-cell table:style-name="ce4" office:value-type="string" calcext:value-type="string">
            <text:p>6-6</text:p>
            <text:p>Blood Bank</text:p>
          </table:table-cell>
          <table:table-cell/>
          <table:table-cell office:value-type="string" calcext:value-type="string">
            <text:p><text:span text:style-name="T1">SWE:</text:span></text:p>
            <text:p><text:span text:style-name="T1">NWE:</text:span></text:p>
            <text:p><text:span text:style-name="T1">NSE:</text:span></text:p>
            <text:p><text:span text:style-name="T1">NSW:</text:span></text:p>
          </table:table-cell>
        </table:table-row>
        <table:table-row table:style-name="ro1">
          <table:table-cell/>
          <table:table-cell table:style-name="ce1" office:value-type="string" calcext:value-type="string">
            <text:p>8-4</text:p>
            <text:p>Waterfall</text:p>
            <text:p>[spin]</text:p>
          </table:table-cell>
          <table:table-cell office:value-type="string" calcext:value-type="string">
            <text:p>8-3</text:p>
            <text:p>Squat House</text:p>
          </table:table-cell>
          <table:table-cell table:style-name="ce1" office:value-type="string" calcext:value-type="string">
            <text:p>3-3</text:p>
            <text:p>Postal</text:p>
            <text:p>Maintenance</text:p>
            <text:p>[grapple]</text:p>
          </table:table-cell>
          <table:table-cell office:value-type="string" calcext:value-type="string">
            <text:p>3-9</text:p>
            <text:p>PO Box</text:p>
          </table:table-cell>
          <table:table-cell table:style-name="ce2" office:value-type="string" calcext:value-type="string">
            <text:p>3-4</text:p>
            <text:p>Arrivals</text:p>
            <text:p>Terminal</text:p>
          </table:table-cell>
          <table:table-cell office:value-type="string" calcext:value-type="string">
            <text:p>6-2</text:p>
            <text:p>Emergency </text:p>
            <text:p>Room</text:p>
          </table:table-cell>
          <table:table-cell table:style-name="ce1" office:value-type="string" calcext:value-type="string">
            <text:p>6-5</text:p>
            <text:p>Janitor </text:p>
            <text:p>Closet</text:p>
            <text:p>[roll]</text:p>
          </table:table-cell>
          <table:table-cell table:style-name="ce3" office:value-type="string" calcext:value-type="string">
            <text:p>6-7</text:p>
            <text:p>Diagnostic</text:p>
            <text:p>Systems</text:p>
            <text:p>(Laura)</text:p>
          </table:table-cell>
          <table:table-cell/>
          <table:table-cell office:value-type="string" calcext:value-type="string">
            <text:p>SE:</text:p>
            <text:p>SW:</text:p>
            <text:p>NW:</text:p>
            <text:p>NE:</text:p>
          </table:table-cell>
        </table:table-row>
        <table:table-row table:style-name="ro1">
          <table:table-cell/>
          <table:table-cell table:style-name="ce2" office:value-type="string" calcext:value-type="string">
            <text:p>3-6</text:p>
            <text:p>Mail </text:p>
            <text:p>Disposal</text:p>
          </table:table-cell>
          <table:table-cell table:style-name="ce1" office:value-type="string" calcext:value-type="string">
            <text:p>3-7</text:p>
            <text:p>Mail Sorting</text:p>
            <text:p>[walljump]</text:p>
          </table:table-cell>
          <table:table-cell office:value-type="string" calcext:value-type="string">
            <text:p>3-2</text:p>
            <text:p>Mail </text:p>
            <text:p>Arrivals</text:p>
          </table:table-cell>
          <table:table-cell table:style-name="ce7" office:value-type="string" calcext:value-type="string">
            <text:p><text:span text:style-name="T1">3-2</text:span></text:p>
            <text:p><text:span text:style-name="T1">Post Office</text:span></text:p>
            <text:p><text:span text:style-name="T1">Save Point</text:span></text:p>
          </table:table-cell>
          <table:table-cell table:style-name="ce8" office:value-type="string" calcext:value-type="string">
            <text:p>3-1</text:p>
            <text:p>Shipping</text:p>
            <text:p>Debris</text:p>
          </table:table-cell>
          <table:table-cell office:value-type="string" calcext:value-type="string">
            <text:p>6-1</text:p>
            <text:p>Waiting</text:p>
            <text:p>Room</text:p>
          </table:table-cell>
          <table:table-cell table:style-name="ce4" office:value-type="string" calcext:value-type="string">
            <text:p>5-3</text:p>
            <text:p>Residential</text:p>
            <text:p>Corridor</text:p>
          </table:table-cell>
          <table:table-cell table:style-name="ce1" office:value-type="string" calcext:value-type="string">
            <text:p>5-4</text:p>
            <text:p>Residential</text:p>
            <text:p>Maintenance</text:p>
            <text:p>[max_en]</text:p>
          </table:table-cell>
          <table:table-cell/>
          <table:table-cell office:value-type="string" calcext:value-type="string">
            <text:p>!Tsukiko, !Laura, !Narvi, !Fran, !Atropos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1-3</text:span></text:p>
            <text:p><text:span text:style-name="T1">Waste</text:span></text:p>
            <text:p><text:span text:style-name="T1">Storage</text:span></text:p>
          </table:table-cell>
          <table:table-cell office:value-type="string" calcext:value-type="string">
            <text:p><text:span text:style-name="T1">1-2</text:span></text:p>
            <text:p><text:span text:style-name="T1">Storage</text:span></text:p>
          </table:table-cell>
          <table:table-cell office:value-type="string" calcext:value-type="string">
            <text:p><text:span text:style-name="T1">1-5</text:span></text:p>
            <text:p><text:span text:style-name="T1">Hangar</text:span></text:p>
          </table:table-cell>
          <table:table-cell table:style-name="ce1" office:value-type="string" calcext:value-type="string">
            <text:p><text:span text:style-name="T1">2-8</text:span></text:p>
            <text:p><text:span text:style-name="T1">Deployment</text:span></text:p>
            <text:p><text:span text:style-name="T1">Corridor NW</text:span></text:p>
            <text:p><text:span text:style-name="T1">[boost]</text:span></text:p>
          </table:table-cell>
          <table:table-cell office:value-type="string" calcext:value-type="string">
            <text:p><text:span text:style-name="T1">2-3</text:span></text:p>
            <text:p><text:span text:style-name="T1">Shipping </text:span></text:p>
            <text:p><text:span text:style-name="T1">Lobby</text:span></text:p>
          </table:table-cell>
          <table:table-cell office:value-type="string" calcext:value-type="string">
            <text:p><text:span text:style-name="T1">2-6</text:span></text:p>
            <text:p><text:span text:style-name="T1">Deployment</text:span></text:p>
            <text:p><text:span text:style-name="T1">Corridor NE</text:span></text:p>
          </table:table-cell>
          <table:table-cell table:style-name="ce5" office:value-type="string" calcext:value-type="string">
            <text:p>0-5</text:p>
            <text:p>Residential</text:p>
            <text:p>Save Point</text:p>
          </table:table-cell>
          <table:table-cell office:value-type="string" calcext:value-type="string">
            <text:p>5-2</text:p>
            <text:p>Space-view</text:p>
            <text:p>Condos</text:p>
          </table:table-cell>
          <table:table-cell/>
          <table:table-cell office:value-type="string" calcext:value-type="string">
            <text:p>!jump, !grapple, !boost, !walljump, !roll, !magnet, !spin, !max_en, !switch, !key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1-4</text:span></text:p>
            <text:p><text:span text:style-name="T1">Waste </text:span></text:p>
            <text:p><text:span text:style-name="T1">Disposal</text:span></text:p>
          </table:table-cell>
          <table:table-cell table:style-name="ce1" office:value-type="string" calcext:value-type="string">
            <text:p><text:span text:style-name="T1">1-1</text:span></text:p>
            <text:p><text:span text:style-name="T1">Crossroads</text:span></text:p>
            <text:p><text:span text:style-name="T1">[jump]</text:span></text:p>
          </table:table-cell>
          <table:table-cell table:style-name="ce6" office:value-type="string" calcext:value-type="string">
            <text:p><text:span text:style-name="T1">1-6</text:span></text:p>
            <text:p><text:span text:style-name="T1">Maintenance</text:span></text:p>
            <text:p><text:span text:style-name="T1">Corridor</text:span></text:p>
          </table:table-cell>
          <table:table-cell office:value-type="string" calcext:value-type="string">
            <text:p>2-1</text:p>
            <text:p>Maintenance</text:p>
            <text:p>Lobby</text:p>
          </table:table-cell>
          <table:table-cell office:value-type="string" calcext:value-type="string">
            <text:p><text:span text:style-name="T1">2-2</text:span></text:p>
            <text:p><text:span text:style-name="T1">Central</text:span></text:p>
            <text:p><text:span text:style-name="T1">Park</text:span></text:p>
          </table:table-cell>
          <table:table-cell office:value-type="string" calcext:value-type="string">
            <text:p><text:span text:style-name="T1">2-5</text:span></text:p>
            <text:p><text:span text:style-name="T1">Residential</text:span></text:p>
            <text:p><text:span text:style-name="T1">Lobby</text:span></text:p>
          </table:table-cell>
          <table:table-cell office:value-type="string" calcext:value-type="string">
            <text:p>5-1</text:p>
            <text:p>Main Street</text:p>
          </table:table-cell>
          <table:table-cell office:value-type="string" calcext:value-type="string">
            <text:p>9-5</text:p>
            <text:p>Cooling</text:p>
            <text:p>Reacto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<text:span text:style-name="T1">7-5</text:span></text:p>
            <text:p><text:span text:style-name="T1">Subterranean</text:span></text:p>
            <text:p><text:span text:style-name="T1">Town</text:span></text:p>
            <text:p><text:span text:style-name="T1">(Narvi)</text:span></text:p>
          </table:table-cell>
          <table:table-cell table:style-name="ce5" office:value-type="string" calcext:value-type="string">
            <text:p><text:span text:style-name="T1">0-1</text:span></text:p>
            <text:p><text:span text:style-name="T1">Maintenance</text:span></text:p>
            <text:p><text:span text:style-name="T1">Save Point</text:span></text:p>
          </table:table-cell>
          <table:table-cell office:value-type="string" calcext:value-type="string">
            <text:p>1-7</text:p>
            <text:p>Workshop</text:p>
          </table:table-cell>
          <table:table-cell office:value-type="string" calcext:value-type="string">
            <text:p><text:span text:style-name="T1">2-7</text:span></text:p>
            <text:p><text:span text:style-name="T1">Deployment</text:span></text:p>
            <text:p><text:span text:style-name="T1">Corridor SW</text:span></text:p>
          </table:table-cell>
          <table:table-cell office:value-type="string" calcext:value-type="string">
            <text:p><text:span text:style-name="T1">2-4</text:span></text:p>
            <text:p><text:span text:style-name="T1">Research </text:span></text:p>
            <text:p><text:span text:style-name="T1">Sanitation</text:span></text:p>
          </table:table-cell>
          <table:table-cell office:value-type="string" calcext:value-type="string">
            <text:p><text:span text:style-name="T1">2-9</text:span></text:p>
            <text:p><text:span text:style-name="T1">Deployment</text:span></text:p>
            <text:p><text:span text:style-name="T1">Corridor SE</text:span></text:p>
          </table:table-cell>
          <table:table-cell office:value-type="string" calcext:value-type="string">
            <text:p>9-2</text:p>
            <text:p>Aquatic</text:p>
            <text:p>Cave</text:p>
          </table:table-cell>
          <table:table-cell table:style-name="ce4" office:value-type="string" calcext:value-type="string">
            <text:p><text:span text:style-name="T1">9-3</text:span></text:p>
            <text:p><text:span text:style-name="T1">Ice Lake</text:span>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<text:span text:style-name="T1">7-4</text:span></text:p>
            <text:p><text:span text:style-name="T1">Mossy</text:span></text:p>
            <text:p><text:span text:style-name="T1">Cavern</text:span></text:p>
          </table:table-cell>
          <table:table-cell table:style-name="ce2" office:value-type="string" calcext:value-type="string">
            <text:p>7-1</text:p>
            <text:p>Furnace</text:p>
          </table:table-cell>
          <table:table-cell office:value-type="string" calcext:value-type="string">
            <text:p>4-2</text:p>
            <text:p>Machinist</text:p>
            <text:p>Office</text:p>
          </table:table-cell>
          <table:table-cell table:style-name="ce1" office:value-type="string" calcext:value-type="string">
            <text:p>4-1</text:p>
            <text:p>Machinist</text:p>
            <text:p>Acrobatics</text:p>
            <text:p>[switch]</text:p>
          </table:table-cell>
          <table:table-cell table:style-name="ce7" office:value-type="string" calcext:value-type="string">
            <text:p>0-4</text:p>
            <text:p>Research</text:p>
            <text:p>Save Point</text:p>
          </table:table-cell>
          <table:table-cell table:style-name="ce6" office:value-type="string" calcext:value-type="string">
            <text:p>4-5</text:p>
            <text:p>Research</text:p>
            <text:p>Corridor</text:p>
          </table:table-cell>
          <table:table-cell office:value-type="string" calcext:value-type="string">
            <text:p>9-1</text:p>
            <text:p>Ice Cavern</text:p>
          </table:table-cell>
          <table:table-cell table:style-name="ce1" office:value-type="string" calcext:value-type="string">
            <text:p>9-4</text:p>
            <text:p>Escape Pod</text:p>
            <text:p>[key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-3</text:p>
            <text:p>Tunnel</text:p>
          </table:table-cell>
          <table:table-cell office:value-type="string" calcext:value-type="string">
            <text:p>7-2</text:p>
            <text:p>Cavern</text:p>
            <text:p>Entrance</text:p>
          </table:table-cell>
          <table:table-cell office:value-type="string" calcext:value-type="string">
            <text:p>4-6</text:p>
            <text:p>Metaphysics</text:p>
            <text:p>Lab</text:p>
          </table:table-cell>
          <table:table-cell office:value-type="string" calcext:value-type="string">
            <text:p>4-4</text:p>
            <text:p>Robotics</text:p>
            <text:p>Maze</text:p>
          </table:table-cell>
          <table:table-cell office:value-type="string" calcext:value-type="string">
            <text:p>4-3</text:p>
            <text:p>AI</text:p>
            <text:p>Development</text:p>
          </table:table-cell>
          <table:table-cell table:style-name="ce1" office:value-type="string" calcext:value-type="string">
            <text:p>4-7</text:p>
            <text:p>Research</text:p>
            <text:p>Maintenance</text:p>
            <text:p>[magnet]</text:p>
          </table:table-cell>
          <table:table-cell office:value-type="string" calcext:value-type="string">
            <text:p>4-8</text:p>
            <text:p>Ludonarrative</text:p>
            <text:p>Lab</text:p>
          </table:table-cell>
          <table:table-cell table:style-name="ce3" office:value-type="string" calcext:value-type="string">
            <text:p><text:span text:style-name="T1">5-9</text:span></text:p>
            <text:p><text:span text:style-name="T1">Quantum</text:span></text:p>
            <text:p><text:span text:style-name="T1">Computer</text:span></text:p>
            <text:p><text:span text:style-name="T1">(Tsukiko)</text:span>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21:06:40.121000000</meta:creation-date>
    <dc:date>2024-11-30T00:58:59.830000000</dc:date>
    <meta:editing-duration>PT3H52M19S</meta:editing-duration>
    <meta:editing-cycles>3</meta:editing-cycles>
    <meta:generator>LibreOffice/7.6.2.1$Windows_X86_64 LibreOffice_project/56f7684011345957bbf33a7ee678afaf4d2ba333</meta:generator>
    <meta:document-statistic meta:table-count="1" meta:cell-count="69" meta:object-count="0"/>
  </office:meta>
</office:document-meta>
</file>